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3238" officeooo:paragraph-rsid="00123238"/>
    </style:style>
    <style:style style:name="T1" style:family="text">
      <style:text-properties officeooo:rsid="00129333"/>
    </style:style>
    <style:style style:name="T2" style:family="text">
      <style:text-properties style:text-underline-style="solid" style:text-underline-width="auto" style:text-underline-color="font-color"/>
    </style:style>
    <style:style style:name="T3" style:family="text">
      <style:text-properties officeooo:rsid="0012be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y a hablar de la página de YALE SCHOOL OF ART, <text:a xlink:type="simple" xlink:href="https://www.art.yale.edu/" text:style-name="Internet_20_link" text:visited-style-name="Visited_20_Internet_20_Link">https://www.art.yale.edu/</text:a>, el primer punto es la apariencia, ya que al final y al cabo lo que te da ganas de quedarte en ella es el aspecto que tenga, como por ejemplo los colores que use, lo que podemos ver en est<text:span text:style-name="T1">a</text:span> página es que destacan los colores llamativos como el amarillo y azul, esto hace que la página desconcentre demasiado a la hora de leer.</text:p>
      <text:p text:style-name="P1"/>
      <text:p text:style-name="P1">Por otra parte, si nos centramos en la lectura, para tratar de que el público puedan concentrarse, tendría que tener una letra más o menos grande para no forzar la vista, las letras tendrían que estar más o menos del mismo tamaño, con un color agradable a la vista, etc. Est<text:span text:style-name="T3">a</text:span> página es totalmente lo contrario, podemos ver letras muy grandes, otras pequeñas y otra aún más pequeñas, sin ningún orden y sentido.</text:p>
      <text:p text:style-name="P1"/>
      <text:p text:style-name="P1">Por último, destacar que los elementos de la página no tienen un orden establecido como en el caso de las letras que hablaba antes, los recursos que utiliza, como puede ser las imágenes, no tienen un tamaño apropiado, además de que no se adaptan al tamaño de la ventana, haciendo que no puedas estar un segundo centrado en el objetivo que pretenden hacernos llegar.</text:p>
      <text:p text:style-name="P1"/>
      <text:p text:style-name="P1">Eso sí, se puede llegar a entender que como es un centro educativo de arte, los creadores quieran llegar a tener una página creativa y fuera de lo común establecido por la mayoría de las webs, más simpl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4T18:27:15.426000000</meta:creation-date>
    <dc:date>2023-09-14T18:52:31.799000000</dc:date>
    <meta:editing-duration>PT25M15S</meta:editing-duration>
    <meta:editing-cycles>3</meta:editing-cycles>
    <meta:generator>LibreOffice/7.4.3.2$Windows_X86_64 LibreOffice_project/1048a8393ae2eeec98dff31b5c133c5f1d08b890</meta:generator>
    <meta:document-statistic meta:table-count="0" meta:image-count="0" meta:object-count="0" meta:page-count="1" meta:paragraph-count="4" meta:word-count="251" meta:character-count="1382" meta:non-whitespace-character-count="1134"/>
  </office:meta>
</office:document-meta>
</file>